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026e" officeooo:paragraph-rsid="00181c44" style:font-weight-asian="bold" style:font-weight-complex="bold"/>
    </style:style>
    <style:style style:name="P2" style:family="paragraph" style:parent-style-name="Standard">
      <style:text-properties fo:font-weight="bold" officeooo:paragraph-rsid="00181c44" style:font-weight-asian="bold" style:font-weight-complex="bold"/>
    </style:style>
    <style:style style:name="P3" style:family="paragraph" style:parent-style-name="Standard">
      <style:text-properties officeooo:rsid="000b026e" officeooo:paragraph-rsid="00181c44"/>
    </style:style>
    <style:style style:name="P4" style:family="paragraph" style:parent-style-name="Standard">
      <style:text-properties officeooo:paragraph-rsid="00181c44"/>
    </style:style>
    <style:style style:name="T1" style:family="text">
      <style:text-properties officeooo:rsid="00160491"/>
    </style:style>
    <style:style style:name="T2" style:family="text">
      <style:text-properties fo:font-weight="normal" officeooo:rsid="00160491" style:font-weight-asian="normal" style:font-weight-complex="normal"/>
    </style:style>
    <style:style style:name="T3" style:family="text">
      <style:text-properties fo:font-weight="bold" officeooo:rsid="000bf78c" style:font-weight-asian="bold" style:font-weight-complex="bold"/>
    </style:style>
    <style:style style:name="T4" style:family="text">
      <style:text-properties fo:font-weight="bold" officeooo:rsid="000b026e" style:font-weight-asian="bold" style:font-weight-complex="bold"/>
    </style:style>
    <style:style style:name="T5" style:family="text">
      <style:text-properties fo:font-weight="bold" officeooo:rsid="000f29b3" style:font-weight-asian="bold" style:font-weight-complex="bold"/>
    </style:style>
    <style:style style:name="T6" style:family="text">
      <style:text-properties fo:font-weight="bold" officeooo:rsid="0011a388" style:font-weight-asian="bold" style:font-weight-complex="bold"/>
    </style:style>
    <style:style style:name="T7" style:family="text">
      <style:text-properties fo:font-weight="bold" officeooo:rsid="00166b90" style:font-weight-asian="bold" style:font-weight-complex="bold"/>
    </style:style>
    <style:style style:name="T8" style:family="text">
      <style:text-properties officeooo:rsid="0010dd90"/>
    </style:style>
    <style:style style:name="T9" style:family="text">
      <style:text-properties officeooo:rsid="000bf78c"/>
    </style:style>
    <style:style style:name="T10" style:family="text">
      <style:text-properties officeooo:rsid="000ded2b"/>
    </style:style>
    <style:style style:name="T11" style:family="text">
      <style:text-properties officeooo:rsid="000b026e"/>
    </style:style>
    <style:style style:name="T12" style:family="text">
      <style:text-properties officeooo:rsid="0011a388"/>
    </style:style>
    <style:style style:name="T13" style:family="text">
      <style:text-properties officeooo:rsid="000f29b3"/>
    </style:style>
    <style:style style:name="T14" style:family="text">
      <style:text-properties officeooo:rsid="00166b90"/>
    </style:style>
    <style:style style:name="T15" style:family="text">
      <style:text-properties officeooo:rsid="001368de"/>
    </style:style>
    <style:style style:name="T16" style:family="text">
      <style:text-properties officeooo:rsid="0014a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чее</text:p>
      <text:p text:style-name="P3"/>
      <text:p text:style-name="P4"><text:span text:style-name="T3">Союз</text:span><text:span text:style-name="T8"> </text:span><text:span text:style-name="T9">أَمَّا ف</text:span><text:span text:style-name="T10">َ</text:span><text:span text:style-name="T11"> означает "что касается..., то...". Как правило, подлежащее, следующее за أَمَّا в первой части предложения, повторяется во второй ее части в виде соответствующего личного местоимения. Последнее пишется с فَ слитно. При этом союз أَمَّا</text:span><text:span text:style-name="T10"> </text:span><text:span text:style-name="T11">فَ не влечет за собой изменений падежных флексий. </text:span></text:p>
      <text:p text:style-name="P4"><text:span text:style-name="T4">Если</text:span><text:span text:style-name="T11"> предлог لِ присоединяе</text:span><text:span text:style-name="T10">т</text:span><text:span text:style-name="T11">ся к определенному артиклю, то </text:span><text:span text:style-name="T12">أَ</text:span><text:span text:style-name="T11"> опускается — للْمعلم. Если в слове с определенным артиклем первой коренной является ل, то опускается весь артикль — للّغة. </text:span></text:p>
      <text:p text:style-name="P4"><text:span text:style-name="T4">Указательное</text:span><text:span text:style-name="T11"> местоимение, выступающее в качестве определения, ставится перед именем существительным с артиклем и согласуется с ним в роде, числе и падеже. Если имя без артикля, то указательное местоимение ставится после имени со всеми его определениями. </text:span></text:p>
      <text:p text:style-name="P4"><text:span text:style-name="T4">Оборот</text:span><text:span text:style-name="T11"> عِيَارَةٌ عَنْ означает "представляет собой". </text:span></text:p>
      <text:p text:style-name="P4"><text:span text:style-name="T4">В начале</text:span><text:span text:style-name="T11"> произносимой речи соединительная хамза читается: с фатхой в определенном артикле; с даммой в глаголе, третья буква которой также с даммой; в остальных случаях с кясрой.</text:span></text:p>
      <text:p text:style-name="P4"><text:span text:style-name="T5">Глагол</text:span><text:span text:style-name="T13"> كَانَ, помимо полнозначного глагола (быть, находиться), также выполняет функцию глагола-связки прошедшего времени (быть, являться). Употребляясь в качестве глагола-связки прошедшего времени в именном предложении, глагол كَانَ требует постановки именной части составного сказуемого в винительном падеже неопределенного состояния.</text:span></text:p>
      <text:p text:style-name="P4"><text:span text:style-name="T6">Приложени</text:span><text:span text:style-name="T7">е</text:span><text:span text:style-name="T12"> (т. е. определение, выраженным существительным и согласованным с поясняемым словом в состоянии, роде, числе и падеже) — определени</text:span><text:span text:style-name="T14">е</text:span><text:span text:style-name="T12">, </text:span><text:span text:style-name="T15">обозначающ</text:span><text:span text:style-name="T14">е</text:span><text:span text:style-name="T15">е звание, профессию, род занятий, титул, прозвище и т. п. </text:span><text:span text:style-name="T16">Приложение обычно стоит перед поясняемым словом.</text:span></text:p>
      <text:p text:style-name="P2"><text:span text:style-name="T1">В арабском</text:span><text:span text:style-name="T2"> нет специального глагола «иметь». Принадлежность выражается либо с помощью определения в родительном падеже, либо с помощью оборотов с предлогами لِ, عِنْدَ, مَعَ: при этом, как правило, لِ выражает принадлежность, عِنْدَ — наличие вообще, مَعَ — наличие в данное врем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40:44</meta:creation-date>
    <dc:date>2013-11-28T07:41:10</dc:date>
    <dc:creator>Yerzhan </dc:creator>
    <meta:editing-duration>P0D</meta:editing-duration>
    <meta:editing-cycles>1</meta:editing-cycles>
    <meta:document-statistic meta:table-count="0" meta:image-count="0" meta:object-count="0" meta:page-count="1" meta:paragraph-count="9" meta:word-count="254" meta:character-count="1815" meta:non-whitespace-character-count="1566"/>
    <meta:generator>LibreOffice/3.6$Linux_X86_64 LibreOffice_project/360m1$Build-2</meta:generator>
  </office:meta>
</office:document-meta>
</file>